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0000004A2470924503B07E973.png" manifest:media-type="image/png"/>
  <manifest:file-entry manifest:full-path="Pictures/10000201000001E60000009999CC426E62ED2703.png" manifest:media-type="image/png"/>
  <manifest:file-entry manifest:full-path="Pictures/100002010000014C000000C569C4F0B6728D6C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.034cm" fo:min-width="0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66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83cm" svg:height="5.211cm" svg:x="1.8cm" svg:y="2.389cm">
          <draw:image xlink:href="Pictures/100002010000014C000000C569C4F0B6728D6CEF.png" xlink:type="simple" xlink:show="embed" xlink:actuate="onLoad">
            <text:p/>
          </draw:image>
        </draw:frame>
        <draw:frame draw:style-name="gr1" draw:text-style-name="P1" draw:layer="layout" svg:width="12.858cm" svg:height="4.047cm" draw:transform="rotate (-3.13094614515263) translate (26.8cm 18.263cm)">
          <draw:image xlink:href="Pictures/10000201000001E60000009999CC426E62ED2703.png" xlink:type="simple" xlink:show="embed" xlink:actuate="onLoad">
            <text:p/>
          </draw:image>
        </draw:frame>
        <draw:frame draw:style-name="gr1" draw:text-style-name="P1" draw:layer="layout" svg:width="8.391cm" svg:height="7.068cm" svg:x="2.009cm" svg:y="11.4cm">
          <draw:image xlink:href="Pictures/1000020100000580000004A2470924503B07E973.png" xlink:type="simple" xlink:show="embed" xlink:actuate="onLoad">
            <text:p/>
          </draw:image>
        </draw:frame>
        <draw:line draw:style-name="gr2" draw:text-style-name="P2" draw:layer="layout" svg:x1="10.048cm" svg:y1="13.144cm" svg:x2="12.248cm" svg:y2="13.144cm">
          <text:p/>
        </draw:line>
        <draw:line draw:style-name="gr2" draw:text-style-name="P2" draw:layer="layout" svg:x1="12.248cm" svg:y1="13.144cm" svg:x2="12.2cm" svg:y2="17cm">
          <text:p/>
        </draw:line>
        <draw:line draw:style-name="gr2" draw:text-style-name="P2" draw:layer="layout" svg:x1="14.4cm" svg:y1="17cm" svg:x2="12.248cm" svg:y2="17cm">
          <text:p/>
        </draw:line>
        <draw:line draw:style-name="gr3" draw:text-style-name="P2" draw:layer="layout" svg:x1="12.3cm" svg:y1="13.144cm" svg:x2="12.3cm" svg:y2="3.6cm">
          <text:p/>
        </draw:line>
        <draw:line draw:style-name="gr3" draw:text-style-name="P2" draw:layer="layout" svg:x1="10cm" svg:y1="3.6cm" svg:x2="12.3cm" svg:y2="3.6cm">
          <text:p/>
        </draw:line>
        <draw:line draw:style-name="gr3" draw:text-style-name="P2" draw:layer="layout" svg:x1="10.2cm" svg:y1="5.4cm" svg:x2="12.3cm" svg:y2="5.4cm">
          <text:p/>
        </draw:line>
        <draw:custom-shape draw:style-name="gr4" draw:text-style-name="P3" draw:layer="layout" svg:width="0.3cm" svg:height="0.4cm" svg:x="12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4cm" svg:x="12.101cm" svg:y="5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cm" svg:height="0.4cm" svg:x="12.1cm" svg:y="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9.2cm" svg:y1="6.4cm" svg:x2="9.2cm" svg:y2="8.2cm">
          <text:p/>
        </draw:line>
        <draw:line draw:style-name="gr5" draw:text-style-name="P2" draw:layer="layout" svg:x1="9.6cm" svg:y1="12.2cm" svg:x2="9.6cm" svg:y2="8.2cm">
          <text:p/>
        </draw:line>
        <draw:line draw:style-name="gr5" draw:text-style-name="P2" draw:layer="layout" svg:x1="9.2cm" svg:y1="8.2cm" svg:x2="9.6cm" svg:y2="8.2cm">
          <text:p/>
        </draw:line>
        <draw:line draw:style-name="gr5" draw:text-style-name="P2" draw:layer="layout" svg:x1="9.6cm" svg:y1="12.2cm" svg:x2="13.2cm" svg:y2="12.2cm">
          <text:p/>
        </draw:line>
        <draw:line draw:style-name="gr5" draw:text-style-name="P2" draw:layer="layout" svg:x1="14.2cm" svg:y1="17.8cm" svg:x2="13.2cm" svg:y2="17.8cm">
          <text:p/>
        </draw:line>
        <draw:line draw:style-name="gr5" draw:text-style-name="P2" draw:layer="layout" svg:x1="13.2cm" svg:y1="12.2cm" svg:x2="13.2cm" svg:y2="17.8cm">
          <text:p/>
        </draw:line>
        <draw:line draw:style-name="gr6" draw:text-style-name="P2" draw:layer="layout" svg:x1="9.2cm" svg:y1="5.4cm" svg:x2="8.4cm" svg:y2="5.4cm">
          <text:p/>
        </draw:line>
        <draw:line draw:style-name="gr6" draw:text-style-name="P2" draw:layer="layout" svg:x1="8.4cm" svg:y1="5.4cm" svg:x2="8.4cm" svg:y2="10.2cm">
          <text:p/>
        </draw:line>
        <draw:line draw:style-name="gr6" draw:text-style-name="P2" draw:layer="layout" svg:x1="11.8cm" svg:y1="10.2cm" svg:x2="8.4cm" svg:y2="10.2cm">
          <text:p/>
        </draw:line>
        <draw:line draw:style-name="gr6" draw:text-style-name="P2" draw:layer="layout" svg:x1="11.8cm" svg:y1="16cm" svg:x2="11.8cm" svg:y2="10.2cm">
          <text:p/>
        </draw:line>
        <draw:line draw:style-name="gr6" draw:text-style-name="P2" draw:layer="layout" svg:x1="14.2cm" svg:y1="16cm" svg:x2="11.8cm" svg:y2="16cm">
          <text:p/>
        </draw:line>
        <draw:line draw:style-name="gr7" draw:text-style-name="P2" draw:layer="layout" svg:x1="14.2cm" svg:y1="15cm" svg:x2="12.8cm" svg:y2="15cm">
          <text:p/>
        </draw:line>
        <draw:line draw:style-name="gr7" draw:text-style-name="P2" draw:layer="layout" svg:x1="9cm" svg:y1="4.4cm" svg:x2="8.4cm" svg:y2="4.4cm">
          <text:p/>
        </draw:line>
        <draw:line draw:style-name="gr7" draw:text-style-name="P2" draw:layer="layout" svg:x1="8.4cm" svg:y1="1.2cm" svg:x2="8.4cm" svg:y2="4.4cm">
          <text:p/>
        </draw:line>
        <draw:line draw:style-name="gr7" draw:text-style-name="P2" draw:layer="layout" svg:x1="12.8cm" svg:y1="1.2cm" svg:x2="8.4cm" svg:y2="1.2cm">
          <text:p/>
        </draw:line>
        <draw:line draw:style-name="gr7" draw:text-style-name="P2" draw:layer="layout" svg:x1="12.8cm" svg:y1="1.2cm" svg:x2="12.8cm" svg:y2="15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21:08:47.068498189</meta:creation-date>
    <dc:date>2019-04-16T21:42:40.038967000</dc:date>
    <meta:editing-duration>PT1M44S</meta:editing-duration>
    <meta:editing-cycles>1</meta:editing-cycles>
    <meta:document-statistic meta:object-count="51"/>
    <meta:generator>LibreOffice/5.1.6.2$Linux_X86_64 LibreOffice_project/10m0$Build-2</meta:generator>
  </office:meta>
</office:document-meta>
</file>